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4cm" svg:stroke-color="#800080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svg:stroke-color="#ff0000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svg:stroke-color="#008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svg:stroke-color="#0000ff" draw:marker-start-width="0.26cm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fo:min-height="0.4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4.861cm" svg:height="1.914cm" draw:transform="skewX (0.260926723173152) rotate (-2.70211874793762) translate (7.29310662117069cm 1.27373020369325cm)" svg:viewBox="0 0 4862 1915" svg:d="m0 0c254 51 4387 1748 4862 1915">
          <text:p/>
        </draw:path>
        <draw:path draw:style-name="gr1" draw:text-style-name="P1" draw:layer="layout" svg:width="1.118cm" svg:height="1.228cm" draw:transform="skewX (0.0890117918517109) rotate (-2.81957940659684) translate (8.63309979980999cm 2.12053674982704cm)" svg:viewBox="0 0 1119 1229" svg:d="m0 0c478 1078 194 957 1119 1229">
          <text:p/>
        </draw:path>
        <draw:path draw:style-name="gr1" draw:text-style-name="P1" draw:layer="layout" svg:width="1.128cm" svg:height="1.21cm" draw:transform="skewX (-0.0891863247769102) rotate (2.96199827355958) translate (2.455085245913cm 2.60145061325456cm)" svg:viewBox="0 0 1129 1211" svg:d="m1129 0c-478 1078-204 939-1129 1211">
          <text:p/>
        </draw:path>
        <draw:path draw:style-name="gr2" draw:text-style-name="P1" draw:layer="layout" svg:width="1.119cm" svg:height="1.228cm" draw:transform="skewX (0.0902335223281069) rotate (0.322362312843353) translate (1.26020547124598cm 0.41027155614825cm)" svg:viewBox="0 0 1120 1229" svg:d="m0 0c479 1079 195 957 1120 1229">
          <text:p/>
        </draw:path>
        <draw:path draw:style-name="gr2" draw:text-style-name="P1" draw:layer="layout" svg:width="1.064cm" svg:height="1.214cm" draw:transform="skewX (-0.0897099235525085) rotate (-0.179594380030217) translate (7.33233497158749cm -0.0771996562527024cm)" svg:viewBox="0 0 1065 1215" svg:d="m1065 0c-479 1078-140 943-1065 1215">
          <text:p/>
        </draw:path>
        <draw:path draw:style-name="gr2" draw:text-style-name="P1" draw:layer="layout" svg:width="4.542cm" svg:height="0.581cm" draw:transform="skewX (0.064926248174189) rotate (-0.0984365698124805) translate (2.70772008853869cm 0.681001550614091cm)" svg:viewBox="0 0 4543 582" svg:d="m0 582c1091-317 4543-582 4543-582">
          <text:p/>
        </draw:path>
        <draw:path draw:style-name="gr1" draw:text-style-name="P1" draw:layer="layout" svg:width="4.861cm" svg:height="1.914cm" draw:transform="skewX (0.260926723173152) rotate (-2.70211874793762) translate (7.36269363825258cm 4.05087294494797cm)" svg:viewBox="0 0 4862 1915" svg:d="m0 0c254 51 4387 1748 4862 1915">
          <text:p/>
        </draw:path>
        <draw:path draw:style-name="gr1" draw:text-style-name="P1" draw:layer="layout" svg:width="1.118cm" svg:height="1.228cm" draw:transform="skewX (0.0890117918517109) rotate (-2.81957940659684) translate (8.70268681689189cm 4.89767949108175cm)" svg:viewBox="0 0 1119 1229" svg:d="m0 0c478 1078 194 957 1119 1229">
          <text:p/>
        </draw:path>
        <draw:path draw:style-name="gr1" draw:text-style-name="P1" draw:layer="layout" svg:width="1.128cm" svg:height="1.21cm" draw:transform="skewX (-0.0891863247769102) rotate (2.96199827355958) translate (2.52467226299489cm 5.37859335450927cm)" svg:viewBox="0 0 1129 1211" svg:d="m1129 0c-478 1078-204 939-1129 1211">
          <text:p/>
        </draw:path>
        <draw:path draw:style-name="gr2" draw:text-style-name="P1" draw:layer="layout" svg:width="1.119cm" svg:height="1.228cm" draw:transform="skewX (0.0902335223281068) rotate (0.322362312843353) translate (1.32979248832787cm 3.18741429740297cm)" svg:viewBox="0 0 1120 1229" svg:d="m0 0c479 1079 195 957 1120 1229">
          <text:p/>
        </draw:path>
        <draw:path draw:style-name="gr2" draw:text-style-name="P1" draw:layer="layout" svg:width="1.064cm" svg:height="1.214cm" draw:transform="skewX (-0.0897099235525085) rotate (-0.179594380030217) translate (7.40192198866939cm 2.69994308500201cm)" svg:viewBox="0 0 1065 1215" svg:d="m1065 0c-479 1078-140 943-1065 1215">
          <text:p/>
        </draw:path>
        <draw:path draw:style-name="gr2" draw:text-style-name="P1" draw:layer="layout" svg:width="4.542cm" svg:height="0.581cm" draw:transform="skewX (0.064926248174189) rotate (-0.0984365698124805) translate (2.77730710562059cm 3.45814429186881cm)" svg:viewBox="0 0 4543 582" svg:d="m0 582c1091-317 4543-582 4543-582">
          <text:p/>
        </draw:path>
        <draw:path draw:style-name="gr3" draw:text-style-name="P1" draw:layer="layout" svg:width="0.926cm" svg:height="1.511cm" draw:transform="skewX (0.0935496479068961) rotate (-1.25890598946351) translate (4.72550088682021cm 2.69440553485613cm)" svg:viewBox="0 0 927 1512" svg:d="m0 1474c688 58 771 119 892-397s-113-666-113-666l-537-411">
          <text:p/>
        </draw:path>
        <draw:path draw:style-name="gr4" draw:text-style-name="P1" draw:layer="layout" svg:width="1.049cm" svg:height="1.556cm" draw:transform="skewX (0.0354301838154849) rotate (1.85004900711399) translate (6.21556396420176cm 5.41870220556043cm)" svg:viewBox="0 0 1050 1557" svg:d="m0 1519c780 59 874 122 1011-410s-128-686-128-686l-608-423">
          <text:p/>
        </draw:path>
        <draw:frame draw:style-name="gr5" draw:layer="layout" svg:width="1.43cm" svg:height="0.963cm" svg:x="-0.02cm" svg:y="-0.173cm">
          <draw:text-box>
            <text:p>a)</text:p>
          </draw:text-box>
        </draw:frame>
        <draw:frame draw:style-name="gr5" draw:layer="layout" svg:width="1.43cm" svg:height="0.963cm" svg:x="-0.03cm" svg:y="2.97cm">
          <draw:text-box>
            <text:p>b)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5cm" fo:page-height="5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4-27T21:23:39.89</dc:date>
    <meta:generator>LibreOffice/3.4$Win32 LibreOffice_project/340m1$Build-302</meta:generator>
    <meta:editing-duration>PT56M20S</meta:editing-duration>
    <meta:editing-cycles>25</meta:editing-cycles>
    <meta:document-statistic meta:object-count="16"/>
  </office:meta>
</office:document-meta>
</file>